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33f" officeooo:paragraph-rsid="001fa33f"/>
    </style:style>
    <style:style style:name="P2" style:family="paragraph" style:parent-style-name="Standard">
      <style:text-properties officeooo:rsid="0020a6d6" officeooo:paragraph-rsid="0020a6d6"/>
    </style:style>
    <style:style style:name="P3" style:family="paragraph" style:parent-style-name="Standard">
      <style:text-properties officeooo:rsid="0020a6d6" officeooo:paragraph-rsid="0021c98b"/>
    </style:style>
    <style:style style:name="P4" style:family="paragraph" style:parent-style-name="Standard">
      <style:text-properties officeooo:rsid="0021c98b" officeooo:paragraph-rsid="0021c98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1">er</text:span> étage :</text:p>
      <text:p text:style-name="P2">sol_f1 = (0, 0, 2.3)</text:p>
      <text:p text:style-name="P3">couloir_f1 = (0, 0, 2.3)</text:p>
      <text:p text:style-name="P2">salon_f1 = <text:s/>(2, 15, 2.3)</text:p>
      <text:p text:style-name="P4">eau_f1 = (2, 6, 2.3)</text:p>
      <text:p text:style-name="P4">petitSalon_f1 = (0, 0, 2.3)</text:p>
      <text:p text:style-name="P4">cafe_f1 = (6, 2, 2.3)</text:p>
      <text:p text:style-name="P4">salle1_f1 = (10, 19, 2.3)</text:p>
      <text:p text:style-name="P4"/>
      <text:p text:style-name="P4">2ème étage :</text:p>
      <text:p text:style-name="P4">_f2 =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7:17:32.183000000</meta:creation-date>
    <dc:date>2015-10-22T18:03:04.436000000</dc:date>
    <meta:editing-duration>PT15M11S</meta:editing-duration>
    <meta:editing-cycles>1</meta:editing-cycles>
    <meta:document-statistic meta:table-count="0" meta:image-count="0" meta:object-count="0" meta:page-count="1" meta:paragraph-count="10" meta:word-count="43" meta:character-count="190" meta:non-whitespace-character-count="155"/>
    <meta:generator>LibreOffice/5.0.2.2$Windows_X86_64 LibreOffice_project/37b43f919e4de5eeaca9b9755ed688758a8251fe</meta:generator>
  </office:meta>
</office:document-meta>
</file>